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7ee3" officeooo:paragraph-rsid="000b7e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S </text:p>
      <text:p text:style-name="P1">LKM</text:p>
      <text:p text:style-name="P1">dv14jln</text:p>
      <text:p text:style-name="P1">dv14vln</text:p>
      <text:p text:style-name="P1">dv13svo</text:p>
      <text:p text:style-name="P1"/>
      <text:p text:style-name="P1"/>
      <text:p text:style-name="P1"/>
      <text:p text:style-name="P1"/>
      <text:p text:style-name="P1"/>
      <text:p text:style-name="P1">GROUP 9: </text:p>
      <text:p text:style-name="P1">OS LKM PROJEC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4:59:53.925802260</meta:creation-date>
    <dc:date>2016-12-01T15:00:48.469563484</dc:date>
    <meta:editing-duration>PT54S</meta:editing-duration>
    <meta:editing-cycles>1</meta:editing-cycles>
    <meta:document-statistic meta:table-count="0" meta:image-count="0" meta:object-count="0" meta:page-count="1" meta:paragraph-count="7" meta:word-count="10" meta:character-count="50" meta:non-whitespace-character-count="45"/>
    <meta:generator>LibreOffice/5.1.4.2$Linux_X86_64 LibreOffice_project/10m0$Build-2</meta:generator>
  </office:meta>
</office:document-meta>
</file>